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3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25cm" fo:min-width="4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5cm" fo:min-width="4.1cm"/>
    </style:style>
    <style:style style:name="gr4" style:family="graphic" style:parent-style-name="objectwithoutfill">
      <style:graphic-properties svg:stroke-color="#ff3333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14cm" fo:min-width="1.69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3.2cm"/>
    </style:style>
    <style:style style:name="gr7" style:family="graphic" style:parent-style-name="objectwithoutfill">
      <style:graphic-properties svg:stroke-color="#ff3333" draw:marker-end="Arrow" draw:marker-end-width="0.3cm" draw:fill="none" draw:fill-color="#ff6600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95cm" fo:min-width="4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25cm" fo:min-width="6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b2b2b2" draw:fill-color="#ffffff" draw:textarea-horizontal-align="justify" draw:textarea-vertical-align="middle" draw:auto-grow-height="false" fo:min-height="2.05cm" fo:min-width="12.8cm"/>
    </style:style>
    <style:style style:name="gr12" style:family="graphic" style:parent-style-name="standard">
      <style:graphic-properties svg:stroke-color="#b2b2b2" draw:fill-color="#ffffff" draw:textarea-horizontal-align="justify" draw:textarea-vertical-align="middle" draw:auto-grow-height="false" fo:min-height="0.65cm" fo:min-width="7.7cm"/>
    </style:style>
    <style:style style:name="gr13" style:family="graphic" style:parent-style-name="standard">
      <style:graphic-properties svg:stroke-color="#b2b2b2" draw:fill-color="#ffffff" draw:textarea-horizontal-align="justify" draw:textarea-vertical-align="middle" draw:auto-grow-height="false" fo:min-height="0.55cm" fo:min-width="7.4cm"/>
    </style:style>
    <style:style style:name="gr14" style:family="graphic" style:parent-style-name="standard">
      <style:graphic-properties svg:stroke-color="#b2b2b2" draw:fill-color="#ffffff" draw:textarea-horizontal-align="justify" draw:textarea-vertical-align="middle" draw:auto-grow-height="false" fo:min-height="3.15cm" fo:min-width="12.8cm"/>
    </style:style>
    <style:style style:name="gr15" style:family="graphic" style:parent-style-name="standard">
      <style:graphic-properties svg:stroke-color="#b2b2b2" draw:fill-color="#ffffff" draw:textarea-horizontal-align="justify" draw:textarea-vertical-align="middle" draw:auto-grow-height="false" fo:min-height="1.35cm" fo:min-width="8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ff3333"/>
    </style:style>
    <style:style style:name="P5" style:family="paragraph">
      <loext:graphic-properties draw:fill="none" draw:fill-color="#ff6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eeeeee"/>
    </style:style>
    <style:style style:name="P8" style:family="paragraph">
      <loext:graphic-properties draw:fill-color="#ffffff"/>
      <style:paragraph-properties fo:text-align="center"/>
      <style:text-properties fo:color="#eeeeee"/>
    </style:style>
    <style:style style:name="T1" style:family="text">
      <style:text-properties fo:color="#ff3333"/>
    </style:style>
    <style:style style:name="T2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cm" svg:height="1.5cm" svg:x="1.4cm" svg:y="12.6cm">
          <text:p text:style-name="P1">connection</text:p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2.5cm" svg:x="6.6cm" svg:y="12.6cm">
          <text:p text:style-name="P1">HOME PAGE</text:p>
          <text:p text:style-name="P1">Summary current </text:p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1.1cm" svg:x="6.8cm" svg:y="10.2cm">
          <text:p text:style-name="P1">Add new projec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6cm" svg:y1="13cm" svg:x2="6.7cm" svg:y2="13cm">
          <text:p/>
        </draw:line>
        <draw:line draw:style-name="gr4" draw:text-style-name="P3" draw:layer="layout" svg:x1="9.4cm" svg:y1="12.8cm" svg:x2="9.4cm" svg:y2="11.3cm">
          <text:p/>
        </draw:line>
        <draw:custom-shape draw:style-name="gr5" draw:text-style-name="P2" draw:layer="layout" svg:width="3.1cm" svg:height="3.2cm" svg:x="1.4cm" svg:y="1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4" draw:layer="layout" svg:width="3.7cm" svg:height="1cm" svg:x="1.2cm" svg:y="20.6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cm" svg:y1="16.4cm" svg:x2="3cm" svg:y2="14.5cm">
          <text:p/>
        </draw:line>
        <draw:custom-shape draw:style-name="gr8" draw:text-style-name="P2" draw:layer="layout" svg:width="4.7cm" svg:height="1.2cm" svg:x="14cm" svg:y="11.6cm">
          <text:p text:style-name="P1">Add new in ste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7cm" svg:height="1.2cm" svg:x="14cm" svg:y="13.3cm">
          <text:p text:style-name="P1">Add new task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2cm" svg:y1="11.101cm" svg:x2="15.2cm" svg:y2="12.2cm">
          <text:p/>
        </draw:line>
        <draw:custom-shape draw:style-name="gr9" draw:text-style-name="P2" draw:layer="layout" svg:width="7cm" svg:height="2.5cm" svg:x="12.5cm" svg:y="15.8cm">
          <text:p text:style-name="P1">Modified current project</text:p>
          <text:p text:style-name="P1">- in steps</text:p>
          <text:p text:style-name="P1">- task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7cm" svg:y1="13.8cm" svg:x2="13.9cm" svg:y2="15.7cm">
          <text:p/>
        </draw:line>
        <draw:line draw:style-name="gr10" draw:text-style-name="P6" draw:layer="layout" svg:x1="3.4cm" svg:y1="12.2cm" svg:x2="3.3cm" svg:y2="3.1cm">
          <text:p/>
        </draw:line>
        <draw:custom-shape draw:style-name="gr11" draw:text-style-name="P8" draw:layer="layout" svg:width="13.3cm" svg:height="2.3cm" svg:x="0.5cm" svg:y="0.7cm">
          <text:p text:style-name="P7"><text:span text:style-name="T2">Compare with name in data base to give access</text:span></text:p>
          <text:p text:style-name="P7"><text:span text:style-name="T2">If access : redirection on te next page</text:span></text:p>
          <text:p text:style-name="P7"><text:span text:style-name="T2">else stay on this page with an error message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8.8cm" svg:y1="15.3cm" svg:x2="8.8cm" svg:y2="16.4cm">
          <text:p/>
        </draw:line>
        <draw:custom-shape draw:style-name="gr12" draw:text-style-name="P8" draw:layer="layout" svg:width="8.2cm" svg:height="0.9cm" svg:x="3.3cm" svg:y="16.1cm">
          <text:p text:style-name="P7"><text:span text:style-name="T2">Show all the projects in db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6cm" svg:y1="18.4cm" svg:x2="16cm" svg:y2="20.2cm">
          <text:p/>
        </draw:line>
        <draw:custom-shape draw:style-name="gr13" draw:text-style-name="P8" draw:layer="layout" svg:width="7.9cm" svg:height="0.8cm" svg:x="11.9cm" svg:y="20.2cm">
          <text:p text:style-name="P7"><text:span text:style-name="T2">Send update in db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6.7cm" svg:y1="9.7cm" svg:x2="16.7cm" svg:y2="7cm">
          <text:p/>
        </draw:line>
        <draw:custom-shape draw:style-name="gr14" draw:text-style-name="P8" draw:layer="layout" svg:width="13.3cm" svg:height="3.4cm" svg:x="8cm" svg:y="3.4cm">
          <text:p text:style-name="P7"><text:span text:style-name="T2">Add steps or <text:s/>tasks in db </text:span></text:p>
          <text:p text:style-name="P7"><text:span text:style-name="T2">and show on the page see a project</text:span></text:p>
          <text:p text:style-name="P7"><text:span text:style-name="T2">If an input is empty → error message</text:span></text:p>
          <text:p text:style-name="P7"><text:span text:style-name="T2">Else → direction on the current projec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7cm" svg:height="1.2cm" svg:x="14cm" svg:y="9.9cm">
          <text:p text:style-name="P1">See a projec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5cm" svg:y1="12.7cm" svg:x2="14cm" svg:y2="10.5cm">
          <text:p/>
        </draw:line>
        <draw:line draw:style-name="gr4" draw:text-style-name="P3" draw:layer="layout" svg:x1="15cm" svg:y1="12.6cm" svg:x2="15cm" svg:y2="13.699cm">
          <text:p/>
        </draw:line>
        <draw:custom-shape draw:style-name="gr15" draw:text-style-name="P8" draw:layer="layout" svg:width="8.6cm" svg:height="1.6cm" svg:x="5.1cm" svg:y="7.8cm">
          <text:p text:style-name="P7"><text:span text:style-name="T2">The new project is insert in db</text:span></text:p>
          <text:p text:style-name="P7"><text:span text:style-name="T2">And show on the home pa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0:11:34.829996648</meta:creation-date>
    <dc:date>2017-10-02T22:51:40.239510676</dc:date>
    <meta:editing-duration>PT3H14M55S</meta:editing-duration>
    <meta:editing-cycles>8</meta:editing-cycles>
    <meta:generator>LibreOffice/5.1.6.2$Linux_X86_64 LibreOffice_project/10m0$Build-2</meta:generator>
    <meta:document-statistic meta:object-count="25"/>
  </office:meta>
</office:document-meta>
</file>